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8c096" officeooo:paragraph-rsid="0008c096"/>
    </style:style>
    <style:style style:name="P2" style:family="paragraph" style:parent-style-name="Text_20_body">
      <style:text-properties officeooo:paragraph-rsid="0008c096"/>
    </style:style>
    <style:style style:name="P3" style:family="paragraph" style:parent-style-name="Text_20_body">
      <style:text-properties officeooo:rsid="00092e05" officeooo:paragraph-rsid="00092e05"/>
    </style:style>
    <style:style style:name="P4" style:family="paragraph" style:parent-style-name="Text_20_body">
      <style:text-properties officeooo:rsid="000a9d8c" officeooo:paragraph-rsid="000a9d8c"/>
    </style:style>
    <style:style style:name="P5" style:family="paragraph" style:parent-style-name="Text_20_body">
      <style:text-properties officeooo:rsid="000ae79b" officeooo:paragraph-rsid="000ae79b"/>
    </style:style>
    <style:style style:name="P6" style:family="paragraph" style:parent-style-name="Text_20_body">
      <style:text-properties officeooo:rsid="000e1ddd" officeooo:paragraph-rsid="000e1ddd"/>
    </style:style>
    <style:style style:name="P7" style:family="paragraph" style:parent-style-name="Text_20_body">
      <style:text-properties officeooo:paragraph-rsid="000e1ddd"/>
    </style:style>
    <style:style style:name="P8" style:family="paragraph" style:parent-style-name="Text_20_body">
      <style:text-properties officeooo:rsid="000efeba" officeooo:paragraph-rsid="000efeba"/>
    </style:style>
    <style:style style:name="P9" style:family="paragraph" style:parent-style-name="Text_20_body">
      <style:text-properties officeooo:rsid="000fe327" officeooo:paragraph-rsid="000fe327"/>
    </style:style>
    <style:style style:name="P10" style:family="paragraph" style:parent-style-name="Heading_20_1">
      <style:text-properties officeooo:rsid="00105c2a" officeooo:paragraph-rsid="00105c2a"/>
    </style:style>
    <style:style style:name="P11" style:family="paragraph" style:parent-style-name="Heading_20_2">
      <style:text-properties officeooo:paragraph-rsid="00105c2a"/>
    </style:style>
    <style:style style:name="P12" style:family="paragraph" style:parent-style-name="Text_20_body">
      <style:text-properties officeooo:rsid="00105c2a" officeooo:paragraph-rsid="00105c2a"/>
    </style:style>
    <style:style style:name="P13" style:family="paragraph" style:parent-style-name="Text_20_body">
      <style:text-properties officeooo:rsid="0011ebc0" officeooo:paragraph-rsid="0011ebc0"/>
    </style:style>
    <style:style style:name="P14" style:family="paragraph" style:parent-style-name="Text_20_body">
      <style:text-properties officeooo:rsid="0012335e" officeooo:paragraph-rsid="0012335e"/>
    </style:style>
    <style:style style:name="P15" style:family="paragraph" style:parent-style-name="Text_20_body">
      <style:text-properties officeooo:rsid="0012489a" officeooo:paragraph-rsid="0012489a"/>
    </style:style>
    <style:style style:name="P16" style:family="paragraph" style:parent-style-name="Text_20_body">
      <style:text-properties officeooo:rsid="0012489a" officeooo:paragraph-rsid="0012dd1d"/>
    </style:style>
    <style:style style:name="P17" style:family="paragraph" style:parent-style-name="Text_20_body">
      <style:text-properties officeooo:rsid="0012dd1d" officeooo:paragraph-rsid="0012dd1d"/>
    </style:style>
    <style:style style:name="P18" style:family="paragraph" style:parent-style-name="Heading_20_3">
      <style:text-properties officeooo:rsid="0011ebc0" officeooo:paragraph-rsid="0011ebc0"/>
    </style:style>
    <style:style style:name="P19" style:family="paragraph" style:parent-style-name="Heading_20_3">
      <style:text-properties officeooo:rsid="0012335e" officeooo:paragraph-rsid="0012335e"/>
    </style:style>
    <style:style style:name="T1" style:family="text">
      <style:text-properties officeooo:rsid="00092e05"/>
    </style:style>
    <style:style style:name="T2" style:family="text">
      <style:text-properties officeooo:rsid="000c9081"/>
    </style:style>
    <style:style style:name="T3" style:family="text">
      <style:text-properties officeooo:rsid="000efeba"/>
    </style:style>
    <style:style style:name="T4" style:family="text">
      <style:text-properties officeooo:rsid="000fe327"/>
    </style:style>
    <style:style style:name="T5" style:family="text">
      <style:text-properties officeooo:rsid="00105c2a"/>
    </style:style>
    <style:style style:name="T6" style:family="text">
      <style:text-properties officeooo:rsid="0011ebc0"/>
    </style:style>
    <style:style style:name="T7" style:family="text">
      <style:text-properties officeooo:rsid="0012335e"/>
    </style:style>
    <style:style style:name="T8" style:family="text">
      <style:text-properties officeooo:rsid="0012489a"/>
    </style:style>
    <style:style style:name="T9" style:family="text">
      <style:text-properties officeooo:rsid="0012dd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Käyttö</text:h>
      <text:h text:style-name="P18" text:outline-level="3">Tentin alustus</text:h>
      <text:p text:style-name="P12">Aloita antamalla käyttäjän nimi. Tämä liitetään kirjoitettuihin ja annettuihin kommentteihin.</text:p>
      <text:p text:style-name="P12">Valitse valikkopalkista ”uusi tentti”, ja selaa tentin kansioon. Valitse tentin tyyppi ja sallitut palautusformaatit. (Tentin tyyppejä voi lisätä ja muokata tällä hetkellä vain ohjelman ulkopuolella, ks. <text:bookmark-ref text:reference-format="text" text:ref-name="__RefHeading___Toc121_4089458032">Tenttien tyypit</text:bookmark-ref>).</text:p>
      <text:p text:style-name="P12">PunaKynä kysyy uutta tenttiä luodessaan ”Tenttilokien” ja ”Kysymyslokien” hakemistot. Luo näille omat kansiot tarvittaessa. Näihin kansioihin kerääntyy jokaisen uuden tentin ja kysymyksen tiedot. <text:span text:style-name="T6">Jos PunaKynä löytää aiemmin määritetyistä kansioista tarvittavat tiedostot, se ei kysy niitä uudelleen.</text:span></text:p>
      <text:p text:style-name="P13">PunaKynä etsii kansiorakenteesta määritysten mukaiset kysymyksien tunnisteet. Määritä kysymyksille niiden tehtävänumerot, jos tenttijärjestelmä on jakanut opiskelijoille eri tehtävät. Mikäli tehtäviä ei ole erikseen numeroitu (tai jokainen tehtävä on oma numeronsa), jätä numeroksi 0. Lisää tehtävänumeroita saa painamalla ’+’ painiketta. Anna jokaiselle tehtävälle myös maksimipistemäärä</text:p>
      <text:h text:style-name="P18" text:outline-level="3">Tentin tarkastus</text:h>
      <text:p text:style-name="P13">Voit selata vastauksia klikkaamalla hiirellä haluttua vastausta, tai siirtyä järjestyksessä seuraavaan vastaukseen painamalla ’seuraava’ painiketta ala-oikealla, tai painamalla ’enter’ näppäintä.</text:p>
      <text:p text:style-name="P13">Jokaiselle tehtävälle luodaan omat kommentit. <text:span text:style-name="T7">Kerran luodut kommentit ovat siis käytettävissä jokaiselle eri vastaukselle samaan tehtävään</text:span>. <text:span text:style-name="T7">Kommenteille asetetaan pikanäppäin, nimi, pisteet ja kommenttiteksti. Pisteeksi voi asettaa myös negatiivisen kokonailuvun. Jos kommenteista haluaa antaa ei-kokonaisluku pisteitä, tehtävän maksimipisteet (”uusi kommentti” painikkeen vieressä) voi asettaa korkeammaksi, ja kasvattaa jakajaa vastaavasti (kommentista 1p, maksimi 12p, jakaja 2 → kommentista ½ pistettä).</text:span></text:p>
      <text:p text:style-name="P14">Kun vastaus on valittu näkyväksi, sille voi antaa kommentteja klikkaamalla kommentin valintaruutua, tai painamalla sille asetettua pikanäppäintä. Kommentteja voi muokata vapaasti tarkistuksen aikana.</text:p>
      <text:p text:style-name="P14">Kommenteille voi myös asettaa automaattirakastustekstin kommentin reunassa olevasta painikkeesta (ks. <text:bookmark-ref text:reference-format="text" text:ref-name="__RefHeading___Toc127_4089458032">Automaattitarkastus</text:bookmark-ref>). Päävalikon ’automaattitarkastus’ kohdasta voi sitten valita tarkastetaanko koko tentti, kaikki saman tehtävän vastaukset, vai vain sen hetkinen vastaus.</text:p>
      <text:h text:style-name="P19" text:outline-level="3">Tarkastuksen viimeistely</text:h>
      <text:p text:style-name="P14">Kun vastauksia on kommentoitu, ne voidaan tallentaa palautustiedostoon. Tämän voi tehdä myös kesken tarkastusta, <text:span text:style-name="T8">jonka jälkeen jo tarkastetuille vastauksille annettuja kommentteja ei voi suoraan muuttaa.</text:span></text:p>
      <text:p text:style-name="P15">Valitse päävalikosta kohta ’vie → ’gradings tiedostoon’, ja valitse tenttijärjestelmästä ladattu palautustiedosto. Voit nyt määrittää tenttiarvosanojen rajat annettujen pisteiden perusteella. Tämän jälkeen PunaKynä täyttää palautustiedostoon tarvittavat tiedot, ja tulostaa vielä erikseen excel-tiedoston, johon se kerää jokaisen opiskelijan numeron, tehtäväkohtaiset pisteet ja arvosanan.</text:p>
      <text:h text:style-name="P11" text:outline-level="2"><text:bookmark-start text:name="__RefHeading___Toc121_4089458032"/><text:soft-page-break/><text:span text:style-name="T5">Tenttien tyypit</text:span><text:bookmark-end text:name="__RefHeading___Toc121_4089458032"/></text:h>
      <text:p text:style-name="P16">`settings/DirTypes.csv` -tiedstoon voi lisätä tarvittaessa uusia kansiorakenteita uusille tenttijärjestelmille. Jokaisesta uudesta tyypistä pitää löytyä ainutlaatuinen nimi ensimmäisesta solusta, ja kolme riviä rakennetta (vaikka tyhjiä).</text:p>
      <text:p text:style-name="P16">Toiseen pystyriviin kirjataan kansiorakenne, jossa jokainen rivi vastaa alakansiota. <text:span text:style-name="T9">Rakenteesta pitää löytyä ainutlaatuiset tunnisteet tentille, kysymykselle ja vastaukselle. Tämä tapahtuu kirjoittamalla säännöllistä lauseketta, johon upotaan ”\(eid)” kohtaan josta löytyy tentin tunniste, ”\(qid)” kysymyksen tunniste ja ”\(aid)” vastauksen tunnisteelle. Lisäksi lausekkeeseen voi upottaa ”\(sid)” poimimaan opiskelijan tunniste, mutta tämä ei ole välttämätön.</text:span></text:p>
      <text:p text:style-name="P17">Kolmanteen pystyriviin voi määrittää ensimmäiselle riville tentin näyttönimen, toiselle riville kysymyksen näyttönimen ja kolmannelle vastauksen näyttönimen. Näissä voi käyttää rakenteesta poimittuja tunnisteita samalla syntaksilla.</text:p>
      <text:p text:style-name="P17">Neljänteen pystyriviin voi kirjoittaa vastaavasti mahdollinen internet-url tentille, kysymykselle ja vastaukselle, mikäli niihin on mahdollisuus päästä käsiksi myös selaimella.</text:p>
      <text:h text:style-name="Heading_20_2" text:outline-level="2"><text:bookmark-start text:name="__RefHeading___Toc127_4089458032"/>Automaattitarkastus<text:bookmark-end text:name="__RefHeading___Toc127_4089458032"/></text:h>
      <text:p text:style-name="P2"/>
      <text:p text:style-name="P6">Tällä hetkellä automaattitarkastuksen selitykset ovat lisätty PunaKynään hyvin alkeellisina purkkavirityksinä, eivätkä ne ole välttämättä edes luettavissa pienemmillä näytöillä</text:p>
      <text:h text:style-name="Heading_20_3" text:outline-level="3">Kommenttikohtainen tarkastus</text:h>
      <text:p text:style-name="P2"/>
      <text:p text:style-name="P1">Jokaiselle kommentille voi asettaa automaattitarkastustekstin. Tekstiä etsitään vastauksesta annetussa järjestyksessä, ja jos se löytyy siitä, kommentti annetaan vastaukselle.</text:p>
      <text:p text:style-name="P1"/>
      <text:p text:style-name="P1">Tarkastusteksti voidaan luoda kommentille painamalla nappia kommentin nurkassa, tai kirjoittamalla se suoraan kysymyslokitaulukon viimeiseen sarakkeeseen. Kirjoittaessa suoraan taulukkoon, rivinvaihto tulee kirjoittaa kahden lainausmerkin sisään (””\n””). Varmista että tekstieditorisi ei automaattisesti muokkaa heittomerkkejä ”järkeviksi”, vaan säilyttää ne yksinkertaisina.</text:p>
      <text:p text:style-name="P1"/>
      <text:p text:style-name="P1">Tarkastustekstiksi voidaan kirjoittaa säännöllinen lauseke, joka seuraa hyvin pitkälti Perlin säännöllisiä lausekkeita, tarkemmin sivulla <text:a xlink:type="simple" xlink:href="http://doc.qt.io/archives/qt-5.8/qregexp.html" text:style-name="Internet_20_link" text:visited-style-name="Visited_20_Internet_20_Link">http://doc.qt.io/archives/qt-5.8/qregexp.html</text:a></text:p>
      <text:p text:style-name="P1">Tärkeimmät <text:span text:style-name="T1">osat säännöllisiä lausekkeita:</text:span></text:p>
      <text:p text:style-name="P3">’.’ täsmää mitä tahansa merkkiä</text:p>
      <text:p text:style-name="P3">’\d’ täsmää numeroa, \D muuta kuin numeroa</text:p>
      <text:p text:style-name="P3">’\s’ täsmää välilyöntiä, \S muuta kuin välilyöntiä</text:p>
      <text:p text:style-name="P3"><text:soft-page-break/>[ABC] täsmää, jos kohdasta löytyy kirjaimet A, B tai C. Näin voi esimerkiksi tarkistaa isot alkukirjaimet ([Tt]esti). Huom. oletuksena PunaKynän tarkastus ei välitä kirjainten koosta</text:p>
      <text:p text:style-name="P3">[^ABC] täsmää mitä tahansa muuta kuin merkkejä A, B tai C</text:p>
      <text:p text:style-name="P4">E? täsmää, jos löytyy korkeintaan yksi ’E’</text:p>
      <text:p text:style-name="P4">E+ täsmää, jos löytyy yksi tai useampi ’E’</text:p>
      <text:p text:style-name="P4">E* täsmää, jos löytyy mikä vain määrä ’E’tä</text:p>
      <text:p text:style-name="P4">E{n,m} täsmää, jos löytyy vähintään ’n’, enintään ’m’ määrä ’E’tä</text:p>
      <text:p text:style-name="P5">Aa|Bb täsmää, jos löytyy ’Aa’ tai ’Bb’. Tavallisia sulkumerkkejä () voidaan käyttää rajoittamaan hakua</text:p>
      <text:p text:style-name="P4"/>
      <text:p text:style-name="P4">Etsittäessä merkkejä, joilla on merkitystä säännöllisille lausekkeille, ne täytyy aloittaa merkillä ’\’. Näitä ovat seuraavat: .^$(){}[]-?+*|<text:span text:style-name="T2">§</text:span></text:p>
      <text:p text:style-name="P4"/>
      <text:p text:style-name="P5"/>
      <text:p text:style-name="P5">Tarkastustekstiä etsitään vastauksesta rivijärjestyksessä. Näin voidaan esimerkiksi rajata haku tietylle välille. Esim </text:p>
      <text:p text:style-name="P5">”T2</text:p>
      <text:p text:style-name="P5">AaA</text:p>
      <text:p text:style-name="P5">T3”</text:p>
      <text:p text:style-name="P5">etsii tekstistä sanaa ’T2’, jonka jälkeen ’AaA’, ja lopuksi ’T3’. Näin tarkastustekstiä ei löydy, jos ’AaA’ löytyy vasta tekstin ’T3’ jälkeen.</text:p>
      <text:p text:style-name="P5">Jos etsimisjärjestyksellä ei ole väliä, haettava teksti voidaan kirjoittaa samalle riville, ja erottaa merk<text:span text:style-name="T2">illä ’§’</text:span></text:p>
      <text:p text:style-name="Text_20_body"><text:span text:style-name="T2">Jos rivi aloitetaan merkinnällä</text:span> ’(?#!)’, <text:span text:style-name="T2">niin se on negatiivinen rivi. Tämä ei toimi, jos seuraava rivi on tyhjä. Negatiivinen rivi ”täsmää”, jos se ei täsmää ennen seuraavaa riviä.</text:span></text:p>
      <text:p text:style-name="P5"/>
      <text:h text:style-name="Heading_20_3" text:outline-level="3">Kommenttien automaattitarkastusjärjestys</text:h>
      <text:p text:style-name="P7"/>
      <text:p text:style-name="P6">Kommenttien tarkastusjärjestystä voidaan säätää, ja kommentteja voidaan jättää tarkastamatta.</text:p>
      <text:p text:style-name="P6">Yläpalkin ”automaattitarkastus” valikosta löytyy kohta ”Muokkaa tarkastajaa”. Tämä avaa ikkunan, jonka tekstiaukkoon voi kirjoittaa loogisen <text:span text:style-name="T3">lauseen</text:span>.</text:p>
      <text:p text:style-name="P6"/>
      <text:p text:style-name="P6">Tarkastaja käy tekstin läpi vasemmalta oikealle, tarkastaen numeroa vastaavan kommentin jos se tulee vastaan. Kommentit ovat numeroitu niiden järjestyksen mukaan kommentti-ikkunassa numerosta 1 alkaen.</text:p>
      <text:p text:style-name="P6"><text:soft-page-break/>Merkit ’&gt;’ ja ’!’ vastaavat loogisia ’jos’ ja ’jos ei’ operaattoreita. Näillä seuraava kommentti tarkastetaan, jos edellisen kommentin automaattitarkastus täsmäsi <text:span text:style-name="T3">(vrt. true)</text:span> tai ei täsmännyt <text:span text:style-name="T3">(vrt. false)</text:span>.</text:p>
      <text:p text:style-name="P6">Merkit ’&amp;’ ja ’/’ vastaavat operaattoreita ’ja’ ja ’tai’.</text:p>
      <text:p text:style-name="P8">Suluilla ’()’ voidaan luoda laajempia loogisia rakenteita normaalisti.</text:p>
      <text:p text:style-name="P8">Merkki ’?’ <text:span text:style-name="T4">on kuin kommenttinumero</text:span>, mutta kommentin sijaan se asettaa kyseisen vastauksen ”konflikti” tilaan, jolloin sen ikoni selaimessa muuttuu ja se pitää tarkastaa manuaalisesti. Lauseen logiikassa ’?’ palauttaa aina toden</text:p>
      <text:p text:style-name="P8">Jokainen kommentti täytyy erottaa toisistaan jollakin merkillä, sulutettuja kommentteja käsitellään kuin yhtä kommenttia. Jos kommentin numeroa ei ole kirjoitettuna lauseeseen, se tarkastetaan erikseen. Sama kommentti voi esiintyä useampaan kertaan lauseessa.</text:p>
      <text:p text:style-name="P8"/>
      <text:p text:style-name="P8">Esim. <text:span text:style-name="T4">lauseella</text:span></text:p>
      <text:p text:style-name="P8">((1/2)&gt;(3&amp;4)!?)!5</text:p>
      <text:p text:style-name="P9">automaattitarkastaja tarkastaa kommentit 1 ja 2. Jos jompikumpi täsmää, se tarkastaa kommentit 3 ja 4. Jos kumpikaan näistä ei täsmää, vastaus on konfliktiivinen. Jos 1 ja 2 ei täsmää, tai 3 tai 4 ei täsmää, tarkastetaan kommentti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9:02:18.421000000</meta:creation-date>
    <dc:date>2019-04-17T18:14:29.149325804</dc:date>
    <meta:editing-duration>PT4M53S</meta:editing-duration>
    <meta:editing-cycles>2</meta:editing-cycles>
    <meta:generator>LibreOffice/6.1.4.2$MacOSX_X86_64 LibreOffice_project/9d0f32d1f0b509096fd65e0d4bec26ddd1938fd3</meta:generator>
    <meta:document-statistic meta:table-count="0" meta:image-count="0" meta:object-count="0" meta:page-count="4" meta:paragraph-count="56" meta:word-count="930" meta:character-count="7881" meta:non-whitespace-character-count="7006"/>
  </office:meta>
</office:document-meta>
</file>